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667cm" style:rel-column-width="3213*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4pt" style:text-underline-style="solid" style:text-underline-width="auto" style:text-underline-color="font-color" officeooo:rsid="000299f3" officeooo:paragraph-rsid="000299f3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4pt" style:text-underline-style="none" officeooo:rsid="000299f3" officeooo:paragraph-rsid="000299f3" style:font-size-asian="21pt" style:font-size-complex="24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299f3" officeooo:paragraph-rsid="000299f3" style:font-size-asian="10.5pt" style:font-size-complex="12pt"/>
    </style:style>
    <style:style style:name="P4" style:family="paragraph" style:parent-style-name="Standard">
      <loext:graphic-properties draw:fill-gradient-name="gradient" draw:fill-hatch-name="hatch"/>
      <style:paragraph-properties fo:margin-top="0.275cm" fo:margin-bottom="0cm" style:contextual-spacing="false" fo:text-align="start" style:justify-single-word="false"/>
      <style:text-properties style:font-name="Ubuntu" fo:font-size="12pt" style:text-underline-style="none" officeooo:rsid="000299f3" officeooo:paragraph-rsid="000401f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3f66a" officeooo:paragraph-rsid="0003f66a" style:font-size-asian="10.5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margin-top="0.275cm" fo:margin-bottom="0.275cm" style:contextual-spacing="false" fo:text-align="start" style:justify-single-word="false"/>
      <style:text-properties style:font-name="Ubuntu" fo:font-size="12pt" style:text-underline-style="none" officeooo:rsid="000401f3" officeooo:paragraph-rsid="000401f3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299f3" officeooo:paragraph-rsid="000299f3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299f3" officeooo:paragraph-rsid="000401f3" style:font-size-asian="10.5pt" style:font-size-complex="12pt"/>
    </style:style>
    <style:style style:name="P9" style:family="paragraph" style:parent-style-name="Standard" style:list-style-name="L1">
      <loext:graphic-properties draw:fill-gradient-name="gradient" draw:fill-hatch-name="hatch"/>
      <style:paragraph-properties fo:margin-top="0cm" fo:margin-bottom="0.275cm" style:contextual-spacing="false" fo:text-align="start" style:justify-single-word="false"/>
      <style:text-properties style:font-name="Ubuntu" fo:font-size="12pt" fo:font-style="normal" style:text-underline-style="none" officeooo:rsid="000299f3" officeooo:paragraph-rsid="000299f3" style:font-size-asian="10.5pt" style:font-style-asian="normal" style:font-size-complex="12pt" style:font-style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0299f3" officeooo:paragraph-rsid="000299f3" style:font-size-asian="10.5pt" style:font-style-asian="normal" style:font-size-complex="12pt" style:font-style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Ubuntu" fo:font-size="12pt" fo:font-style="normal" style:text-underline-style="none" officeooo:rsid="000401f3" officeooo:paragraph-rsid="000401f3" style:font-size-asian="10.5pt" style:font-style-asian="normal" style:font-size-complex="12pt" style:font-style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Ubuntu" fo:font-size="12pt" fo:font-style="normal" style:text-underline-style="none" officeooo:rsid="000534ba" officeooo:paragraph-rsid="000534ba" style:font-size-asian="10.5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0534ba" officeooo:paragraph-rsid="000534ba" style:font-size-asian="10.5pt" style:font-style-asian="normal" style:font-size-complex="12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06840e" officeooo:paragraph-rsid="0006840e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Ubuntu" fo:font-size="12pt" fo:font-style="normal" style:text-underline-style="none" fo:font-weight="normal" officeooo:rsid="0006840e" officeooo:paragraph-rsid="0006840e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12pt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Ubuntu" fo:font-size="12pt" officeooo:rsid="0006840e" officeooo:paragraph-rsid="0006840e" style:font-size-asian="10.5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401f3" style:font-style-asian="normal" style:font-style-complex="normal"/>
    </style:style>
    <style:style style:name="T4" style:family="text">
      <style:text-properties fo:font-style="normal" officeooo:rsid="0005868b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officeooo:rsid="000401f3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as MySQL</text:p>
      <text:p text:style-name="P2"/>
      <text:p text:style-name="P3"><text:span text:style-name="T6">Sentencia </text:span>SELECT</text:p>
      <text:list xml:id="list3792312222" text:style-name="L1">
        <text:list-item>
          <text:p text:style-name="P7">La declaración SELECT se utiliza para seleccionar datos de una base de datos.</text:p>
        </text:list-item>
        <text:list-item>
          <text:p text:style-name="P8">Los datos devueltos se almacenan en una tabla de resultados denominada conjunto de resultados.</text:p>
        </text:list-item>
      </text:list>
      <text:p text:style-name="P4"><text:tab/><text:span text:style-name="T7">Sintaxis:</text:span> SELECT <text:span text:style-name="T1">algo1, algo2</text:span> FROM <text:span text:style-name="T1">nombre_tabla;</text:span></text:p>
      <text:list xml:id="list182161686454048" text:continue-numbering="true" text:style-name="L1">
        <text:list-item>
          <text:list>
            <text:list-item>
              <text:p text:style-name="P7"><text:span text:style-name="T1">Algo1, algo2</text:span><text:span text:style-name="T2"> son nombres de campos de la tabla que se quiere seleccionar.</text:span></text:p>
            </text:list-item>
            <text:list-item>
              <text:p text:style-name="P9">Se emplea “ * “ si se quiere seleccionar todos los campos de la tabla.</text:p>
            </text:list-item>
          </text:list>
        </text:list-item>
        <text:list-item>
          <text:p text:style-name="P7"><text:span text:style-name="T2">Con la declaración SELECT DISTINCT se devuelven valores diferentes de lo especificado en los campos </text:span><text:span text:style-name="T1">algo1, algo2, ... </text:span></text:p>
        </text:list-item>
      </text:list>
      <text:p text:style-name="P10"/>
      <text:p text:style-name="P5"><text:span text:style-name="T3">Clausula </text:span><text:span text:style-name="T2">WHERE</text:span></text:p>
      <text:list xml:id="list2944538058" text:style-name="L2">
        <text:list-item>
          <text:p text:style-name="P11">La clausula WHERE se utiliza para filtrar registros, se utiliza para extraer solo aquellos registros que cumplen una condición especificada.</text:p>
        </text:list-item>
      </text:list>
      <text:p text:style-name="P6"><text:span text:style-name="T2"><text:tab/></text:span><text:span text:style-name="T5">Sintaxis:</text:span><text:span text:style-name="T2"> SELECT algo1 FR</text:span><text:span text:style-name="T4">O</text:span><text:span text:style-name="T2">M nombre_tabla WHERE condición;</text:span></text:p>
      <text:list xml:id="list3634802891" text:style-name="L3">
        <text:list-item>
          <text:p text:style-name="P12">Posee una serie de operadores:</text:p>
          <text:list>
            <text:list-item>
              <text:p text:style-name="P12">= , &gt;, &lt;, &gt;=, &lt;=, &lt;&gt;, BETWEEN, LIKE, IN</text:p>
            </text:list-item>
            <text:list-item>
              <text:p text:style-name="P12">Hay que emplear comillas simples con los valores de texto, con los valores numéricos no es necesario.</text:p>
            </text:list-item>
          </text:list>
        </text:list-item>
      </text:list>
      <text:p text:style-name="P13"/>
      <text:p text:style-name="P13">--------------------------------------------------------------------------------------------------------------------------------------</text:p>
      <text:p text:style-name="P13"/>
      <text:p text:style-name="P13"/>
      <text:p text:style-name="P14">GROUPS</text:p>
      <text:p text:style-name="P14"/>
      <text:p text:style-name="P15"/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table:number-rows-spanned="5" office:value-type="string">
            <text:p text:style-name="P18">funciones de agragado</text:p>
          </table:table-cell>
          <table:table-cell table:style-name="Tabla1.B1" office:value-type="string">
            <text:p text:style-name="P20">sum</text:p>
          </table:table-cell>
          <table:table-cell table:style-name="Tabla1.C1" table:number-rows-spanned="5" office:value-type="string">
            <text:p text:style-name="P20">1 sola fila</text:p>
          </table:table-cell>
        </table:table-row>
        <table:table-row>
          <table:covered-table-cell table:style-name="Tabla1.A1"/>
          <table:table-cell table:style-name="Tabla1.B2" office:value-type="string">
            <text:p text:style-name="P20">count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3" office:value-type="string">
            <text:p text:style-name="P20">max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4" office:value-type="string">
            <text:p text:style-name="P20">min</text:p>
          </table:table-cell>
          <table:covered-table-cell table:style-name="Tabla1.C1"/>
        </table:table-row>
        <table:table-row>
          <table:covered-table-cell table:style-name="Tabla1.A1"/>
          <table:table-cell table:style-name="Tabla1.B5" office:value-type="string">
            <text:p text:style-name="P20">avg</text:p>
          </table:table-cell>
          <table:covered-table-cell table:style-name="Tabla1.C1"/>
        </table:table-row>
      </table:table>
      <text:p text:style-name="P14"/>
      <text:p text:style-name="P14"/>
      <text:p text:style-name="P14">AGRUPACIONES</text:p>
      <text:p text:style-name="P14"/>
      <text:p text:style-name="P15">GROUP BY </text:p>
      <text:list xml:id="list4070551112" text:style-name="L4">
        <text:list-item>
          <text:p text:style-name="P17">Tienen valores repetidos</text:p>
        </text:list-item>
        <text:list-item>
          <text:p text:style-name="P17">si agrupamos por 2 campos 1º agrupamos por el 1º campo y luego el 2º</text:p>
        </text:list-item>
      </text:list>
      <text:p text:style-name="P15"/>
      <text:p text:style-name="P16"/>
      <text:p text:style-name="P14"/>
      <text:p text:style-name="P14">CONDICIONES</text:p>
      <text:p text:style-name="P15"/>
      <text:p text:style-name="P15">HAVING para grupos, usar con sum, count, min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2:12:17.580054660</meta:creation-date>
    <dc:date>2025-01-28T18:21:59.563913543</dc:date>
    <meta:editing-duration>PT28M43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2" meta:paragraph-count="29" meta:word-count="198" meta:character-count="1265" meta:non-whitespace-character-count="1103"/>
  </office:meta>
</office:document-meta>
</file>